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itle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eting Agenda &amp; Minutes</text:p>
      <text:p text:style-name="P1">&lt;Topic of the meeting&gt;</text:p>
      <text:p text:style-name="Standard"/>
      <text:p text:style-name="No_20_Spacing">Date: </text:p>
      <text:p text:style-name="No_20_Spacing">Time: </text:p>
      <text:p text:style-name="No_20_Spacing">Duration: <text:bookmark text:name="_GoBack"/></text:p>
      <text:p text:style-name="No_20_Spacing">Present:</text:p>
      <text:p text:style-name="No_20_Spacing">Regrets:</text:p>
      <text:p text:style-name="No_20_Spacing">Note Taker:</text:p>
      <text:p text:style-name="No_20_Spacing"/>
      <text:h text:style-name="Heading_20_1" text:outline-level="1">Agenda:</text:h>
      <text:p text:style-name="Standard"/>
      <text:p text:style-name="Standard"/>
      <text:h text:style-name="Heading_20_1" text:outline-level="1">Discussion:</text:h>
      <text:p text:style-name="Standard"/>
      <text:p text:style-name="Standard"/>
      <text:h text:style-name="Heading_20_1" text:outline-level="1">Action Items: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hahid Sharif</meta:initial-creator>
    <meta:editing-cycles>3</meta:editing-cycles>
    <meta:creation-date>2019-06-27T16:54:00</meta:creation-date>
    <dc:date>2021-12-27T17:25:39.062000000</dc:date>
    <meta:editing-duration>PT5H26M5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19" meta:character-count="126" meta:non-whitespace-character-count="115"/>
    <meta:template xlink:type="simple" xlink:actuate="onRequest" xlink:title="Normal" xlink:href=""/>
  </office:meta>
</office:document-meta>
</file>